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794100003194C4CBC1E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,Bold" svg:font-family="'Calibri,Bold'"/>
    <style:font-face style:name="Mangal1" svg:font-family="Mangal"/>
    <style:font-face style:name="MyriadPro-Regular1" svg:font-family="MyriadPro-Regular"/>
    <style:font-face style:name="Arial2" svg:font-family="Arial" style:font-family-generic="swiss"/>
    <style:font-face style:name="Calibri1" svg:font-family="Calibri" style:font-family-generic="swiss"/>
    <style:font-face style:name="FuturaBT-BoldItalic" svg:font-family="FuturaBT-BoldItalic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9.632cm" fo:margin-left="-1.392cm" style:page-number="auto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9.737cm"/>
    </style:style>
    <style:style style:name="Tabela1.A1" style:family="table-cell">
      <style:table-cell-properties style:vertical-align="middle" fo:padding="0.097cm" fo:border="0.035cm solid #000000"/>
    </style:style>
    <style:style style:name="Tabela1.B1" style:family="table-cell">
      <style:table-cell-properties fo:padding="0.097cm" fo:border-left="0.002cm solid #000000" fo:border-right="0.035cm solid #000000" fo:border-top="0.035cm solid #000000" fo:border-bottom="0.035cm solid #000000"/>
    </style:style>
    <style:style style:name="Tabela1.A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ela1.B2" style:family="table-cell">
      <style:table-cell-properties fo:padding="0.097cm" fo:border-left="0.002cm solid #000000" fo:border-right="0.035cm solid #000000" fo:border-top="none" fo:border-bottom="0.035cm solid #000000"/>
    </style:style>
    <style:style style:name="Tabela2" style:family="table">
      <style:table-properties style:width="19.632cm" fo:margin-left="-1.392cm" table:align="left"/>
    </style:style>
    <style:style style:name="Tabela2.A" style:family="table-column">
      <style:table-column-properties style:column-width="9.895cm"/>
    </style:style>
    <style:style style:name="Tabela2.B" style:family="table-column">
      <style:table-column-properties style:column-width="9.737cm"/>
    </style:style>
    <style:style style:name="Tabela2.A1" style:family="table-cell">
      <style:table-cell-properties style:vertical-align="middle" fo:padding="0.097cm" fo:border="0.035cm solid #000000"/>
    </style:style>
    <style:style style:name="Tabela2.B1" style:family="table-cell">
      <style:table-cell-properties fo:padding="0.097cm" fo:border-left="0.002cm solid #000000" fo:border-right="0.035cm solid #000000" fo:border-top="0.035cm solid #000000" fo:border-bottom="0.035cm solid #000000"/>
    </style:style>
    <style:style style:name="Tabela2.A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ela2.B2" style:family="table-cell">
      <style:table-cell-properties fo:padding="0.097cm" fo:border-left="0.002cm solid #000000" fo:border-right="0.035cm solid #000000" fo:border-top="none" fo:border-bottom="0.035cm solid #000000"/>
    </style:style>
    <style:style style:name="Tabela3" style:family="table">
      <style:table-properties style:width="19.364cm" fo:margin-left="-1.159cm" fo:margin-right="-1.205cm" table:align="margins" style:writing-mode="lr-tb"/>
    </style:style>
    <style:style style:name="Tabela3.A" style:family="table-column">
      <style:table-column-properties style:column-width="0.986cm" style:rel-column-width="3337*"/>
    </style:style>
    <style:style style:name="Tabela3.B" style:family="table-column">
      <style:table-column-properties style:column-width="1.395cm" style:rel-column-width="4722*"/>
    </style:style>
    <style:style style:name="Tabela3.C" style:family="table-column">
      <style:table-column-properties style:column-width="7.89cm" style:rel-column-width="26702*"/>
    </style:style>
    <style:style style:name="Tabela3.D" style:family="table-column">
      <style:table-column-properties style:column-width="0.961cm" style:rel-column-width="3253*"/>
    </style:style>
    <style:style style:name="Tabela3.E" style:family="table-column">
      <style:table-column-properties style:column-width="1.588cm" style:rel-column-width="5372*"/>
    </style:style>
    <style:style style:name="Tabela3.F" style:family="table-column">
      <style:table-column-properties style:column-width="2.141cm" style:rel-column-width="7247*"/>
    </style:style>
    <style:style style:name="Tabela3.G" style:family="table-column">
      <style:table-column-properties style:column-width="1.972cm" style:rel-column-width="6674*"/>
    </style:style>
    <style:style style:name="Tabela3.H" style:family="table-column">
      <style:table-column-properties style:column-width="2.431cm" style:rel-column-width="8228*"/>
    </style:style>
    <style:style style:name="Tabela3.1" style:family="table-row">
      <style:table-row-properties style:min-row-height="0.473cm" style:keep-together="true" fo:keep-together="auto"/>
    </style:style>
    <style:style style:name="Tabela3.A1" style:family="table-cell">
      <style:table-cell-properties fo:padding="0.097cm" fo:border="0.002cm solid #000000"/>
    </style:style>
    <style:style style:name="Tabela3.2" style:family="table-row">
      <style:table-row-properties style:min-row-height="0.894cm" style:keep-together="true" fo:keep-together="auto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3" style:family="table-row">
      <style:table-row-properties style:min-row-height="5.537cm" style:keep-together="true" fo:keep-together="auto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.4" style:family="table-row">
      <style:table-row-properties style:min-row-height="1.316cm" style:keep-together="true" fo:keep-together="auto"/>
    </style:style>
    <style:style style:name="Tabela3.5" style:family="table-row">
      <style:table-row-properties style:keep-together="true" fo:keep-together="auto"/>
    </style:style>
    <style:style style:name="Tabela3.6" style:family="table-row">
      <style:table-row-properties style:min-row-height="1.02cm" style:keep-together="true" fo:keep-together="auto"/>
    </style:style>
    <style:style style:name="Tabela3.7" style:family="table-row">
      <style:table-row-properties style:min-row-height="2.895cm" style:keep-together="true" fo:keep-together="auto"/>
    </style:style>
    <style:style style:name="Tabela3.A7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3.10" style:family="table-row">
      <style:table-row-properties style:min-row-height="0.453cm" style:keep-together="true" fo:keep-together="auto"/>
    </style:style>
    <style:style style:name="Tabela3.A10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a3.H10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476cm" fo:margin-left="-0.053cm" fo:margin-right="0.577cm" table:align="margins" style:writing-mode="lr-tb"/>
    </style:style>
    <style:style style:name="Tabela5.A" style:family="table-column">
      <style:table-column-properties style:column-width="1.162cm" style:rel-column-width="4623*"/>
    </style:style>
    <style:style style:name="Tabela5.B" style:family="table-column">
      <style:table-column-properties style:column-width="6.216cm" style:rel-column-width="24723*"/>
    </style:style>
    <style:style style:name="Tabela5.C" style:family="table-column">
      <style:table-column-properties style:column-width="1.233cm" style:rel-column-width="4904*"/>
    </style:style>
    <style:style style:name="Tabela5.D" style:family="table-column">
      <style:table-column-properties style:column-width="2.237cm" style:rel-column-width="8896*"/>
    </style:style>
    <style:style style:name="Tabela5.E" style:family="table-column">
      <style:table-column-properties style:column-width="2.501cm" style:rel-column-width="9948*"/>
    </style:style>
    <style:style style:name="Tabela5.F" style:family="table-column">
      <style:table-column-properties style:column-width="3.127cm" style:rel-column-width="12441*"/>
    </style:style>
    <style:style style:name="Tabela5.1" style:family="table-row">
      <style:table-row-properties style:min-row-height="1.316cm" style:keep-together="true" fo:keep-together="auto"/>
    </style:style>
    <style:style style:name="Tabela5.A1" style:family="table-cell">
      <style:table-cell-properties fo:padding="0.097cm" fo:border="0.002cm solid #000000"/>
    </style:style>
    <style:style style:name="Tabela5.2" style:family="table-row">
      <style:table-row-properties style:min-row-height="0.473cm" style:keep-together="true" fo:keep-together="auto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3" style:family="table-row">
      <style:table-row-properties style:min-row-height="0.894cm" style:keep-together="true" fo:keep-together="auto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F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.12" style:family="table-row">
      <style:table-row-properties style:min-row-height="0.453cm" style:keep-together="true" fo:keep-together="auto"/>
    </style:style>
    <style:style style:name="Tabela5.A1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a5.F1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9.699cm" fo:margin-left="-1.423cm" table:align="left"/>
    </style:style>
    <style:style style:name="Tabela4.A" style:family="table-column">
      <style:table-column-properties style:column-width="8.105cm"/>
    </style:style>
    <style:style style:name="Tabela4.B" style:family="table-column">
      <style:table-column-properties style:column-width="11.594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bottom"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Header">
      <style:paragraph-properties fo:text-align="center" style:justify-single-word="false" style:text-autospace="none"/>
      <style:text-properties fo:color="#000000" style:font-name="Arial" fo:font-size="8pt" fo:font-style="normal" fo:font-weight="normal" style:font-name-asian="FuturaBT-BoldItalic" style:font-size-asian="8pt" style:font-style-asian="normal" style:font-weight-asian="normal" style:font-name-complex="Arial" style:font-size-complex="8pt" style:font-style-complex="normal" style:font-weight-complex="normal"/>
    </style:style>
    <style:style style:name="P4" style:family="paragraph" style:parent-style-name="Standard">
      <style:paragraph-properties fo:margin-top="0cm" fo:margin-bottom="0.353cm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fo:font-weight="bold" style:font-name-asian="MyriadPro-Regular" style:font-size-asian="9pt" style:font-weight-asian="bold" style:font-name-complex="MyriadPro-Regular" style:font-size-complex="9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10pt" style:font-name-asian="MyriadPro-Regular" style:font-size-asian="10pt" style:font-name-complex="MyriadPro-Regular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Arial1" fo:font-size="14pt" fo:font-style="normal" fo:font-weight="normal" style:font-name-asian="FuturaBT-BoldItalic" style:font-size-asian="14pt" style:font-style-asian="normal" style:font-weight-asian="normal" style:font-name-complex="FuturaBT-BoldItalic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libri" fo:font-size="12pt" fo:font-style="normal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text-autospace="none"/>
      <style:text-properties fo:color="#000000" style:font-name="MyriadPro-Regular1" fo:font-size="9pt" style:font-name-asian="MyriadPro-Regular" style:font-size-asian="9pt" style:font-name-complex="MyriadPro-Regular" style:font-size-complex="9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MyriadPro-Regular1" fo:font-size="9pt" style:font-name-asian="MyriadPro-Regular" style:font-size-asian="9pt" style:font-name-complex="MyriadPro-Regular" style:font-size-complex="9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font-name="MyriadPro-Regular1" fo:font-size="9pt" style:font-name-asian="MyriadPro-Regular" style:font-size-asian="9pt" style:font-name-complex="MyriadPro-Regular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MyriadPro-Regular1" fo:font-size="9pt" fo:font-style="italic" fo:font-weight="bold" style:font-name-asian="Calibri,Bold" style:font-size-asian="9pt" style:font-style-asian="italic" style:font-weight-asian="bold" style:font-name-complex="Calibri,Bold" style:font-size-complex="9pt" style:font-style-complex="italic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MyriadPro-Regular1" fo:font-size="9pt" fo:font-weight="normal" style:font-name-asian="Calibri,Bold" style:font-size-asian="9pt" style:font-weight-asian="normal" style:font-name-complex="Calibri,Bold" style:font-size-complex="9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MyriadPro-Regular1" fo:font-size="9pt" fo:font-style="normal" fo:font-weight="bold" style:font-name-asian="Calibri,Bold" style:font-size-asian="9pt" style:font-style-asian="normal" style:font-weight-asian="bold" style:font-name-complex="Calibri,Bold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MyriadPro-Regular" fo:font-size="9pt" fo:font-weight="bold" style:font-name-asian="MyriadPro-Regular" style:font-size-asian="9pt" style:font-weight-asian="bold" style:font-name-complex="MyriadPro-Regular" style:font-size-complex="9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MyriadPro-Regular1" fo:font-size="9pt" style:font-name-asian="Calibri1" style:font-size-asian="9pt" style:font-name-complex="Calibri1" style:font-size-complex="9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MyriadPro-Regular1" fo:font-size="9pt" fo:font-style="normal" fo:font-weight="normal" style:font-name-asian="Calibri,Bold" style:font-size-asian="9pt" style:font-style-asian="normal" style:font-weight-asian="normal" style:font-name-complex="Calibri,Bold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MyriadPro-Regular1" fo:font-size="9pt" fo:font-style="normal" style:font-name-asian="Calibri1" style:font-size-asian="9pt" style:font-style-asian="normal" style:font-name-complex="Calibri1" style:font-size-complex="9pt" style:font-style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MyriadPro-Regular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MyriadPro-Regular1" fo:font-size="8pt" fo:font-weight="normal" style:font-name-asian="Calibri1" style:font-size-asian="8pt" style:font-weight-asian="normal" style:font-name-complex="Calibri1" style:font-size-complex="8pt" style:font-weight-complex="normal"/>
    </style:style>
    <style:style style:name="P23" style:family="paragraph" style:parent-style-name="Standard">
      <style:paragraph-properties fo:text-align="justify" style:justify-single-word="false" style:text-autospace="none"/>
    </style:style>
    <style:style style:name="P24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style:text-autospace="none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ff3366" style:font-name="MyriadPro-Regular" fo:font-size="9pt" style:font-name-asian="MyriadPro-Regular" style:font-size-asian="9pt" style:font-name-complex="MyriadPro-Regular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MyriadPro-Regular1" fo:font-size="9pt" fo:font-weight="bold" style:font-name-asian="FuturaBT-BoldItalic" style:font-size-asian="9pt" style:font-weight-asian="bold" style:font-name-complex="FuturaBT-BoldItalic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MyriadPro-Regular" fo:font-size="10pt" style:font-name-asian="MyriadPro-Regular" style:font-size-asian="10pt" style:font-name-complex="MyriadPro-Regular" style:font-size-complex="10pt"/>
    </style:style>
    <style:style style:name="P33" style:family="paragraph" style:parent-style-name="Sem_20_Espaçamento">
      <style:paragraph-properties fo:margin-left="0cm" fo:margin-right="0cm" fo:text-align="start" style:justify-single-word="false" fo:text-indent="-1.395cm" style:auto-text-indent="false">
        <style:tab-stops/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34" style:family="paragraph" style:parent-style-name="Sem_20_Espaçamento">
      <style:paragraph-properties fo:margin-left="0cm" fo:margin-right="0cm" fo:text-align="start" style:justify-single-word="false" fo:text-indent="-1.395cm" style:auto-text-indent="false">
        <style:tab-stops/>
      </style:paragraph-properties>
      <style:text-properties style:font-name="Arial" fo:font-size="8.5pt" fo:font-weight="bold" style:font-size-asian="8.5pt" style:font-weight-asian="bold" style:font-name-complex="Arial" style:font-size-complex="8.5pt"/>
    </style:style>
    <style:style style:name="P35" style:family="paragraph" style:parent-style-name="Standard">
      <style:paragraph-properties fo:margin-left="0.097cm" fo:margin-right="0.504cm" fo:text-align="center" style:justify-single-word="false" fo:text-indent="0cm" style:auto-text-indent="false" style:text-autospace="none"/>
      <style:text-properties style:font-name="Arial" fo:font-size="8pt" style:font-size-asian="8pt" style:font-size-complex="8pt"/>
    </style:style>
    <style:style style:name="P36" style:family="paragraph" style:parent-style-name="Standard" style:list-style-name="L1">
      <style:paragraph-properties fo:text-align="justify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38" style:family="paragraph" style:parent-style-name="Standard">
      <style:paragraph-properties fo:margin-left="0.106cm" fo:margin-right="0.106cm" fo:text-align="justify" style:justify-single-word="false" fo:text-indent="0cm" style:auto-text-indent="false" style:text-autospace="none"/>
      <style:text-properties style:font-name="MyriadPro-Regular" fo:font-size="9pt" style:font-name-asian="MyriadPro-Regular" style:font-size-asian="9pt" style:font-name-complex="MyriadPro-Regular" style:font-size-complex="9pt"/>
    </style:style>
    <style:style style:name="P39" style:family="paragraph" style:parent-style-name="Heading_20_3">
      <style:paragraph-properties fo:text-align="center" style:justify-single-word="false" style:text-autospace="none"/>
    </style:style>
    <style:style style:name="P40" style:family="paragraph">
      <style:paragraph-properties fo:text-align="center"/>
    </style:style>
    <style:style style:name="T1" style:family="text">
      <style:text-properties style:font-name-asian="Arial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FuturaBT-BoldItalic" style:font-style-asian="normal" style:font-style-complex="normal" style:font-weight-complex="normal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8pt" style:font-size-asian="8pt" style:font-size-complex="8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4">SOLICITAÇÃO DE AQUISIÇÃO DE MATERIAIS<text:span text:style-name="T3">/CONTRATAÇÃO DE SERVIÇOS Nº _____/2013</text:span></text:p>
      <text:p text:style-name="P9"/>
      <text:p text:style-name="P10">ANEXO II - MODELO DE PROJETO BÁSICO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Objeto</text:p>
          </table:table-cell>
          <table:table-cell table:style-name="Tabela1.B1" office:value-type="string">
            <text:p text:style-name="P5">Aquisição de eletrodomésticos: aparelho de fac-símile, carrinho de serviço para transporte de processo, estabilizador/transformador de tensão, refrigerador, tipo frigobar, aparelho de televisão em cores.</text:p>
            <text:list xml:id="list3356110610565329225" text:style-name="L1">
              <text:list-header>
                <text:p text:style-name="P36"><draw:rect text:anchor-type="paragraph" draw:z-index="4" draw:style-name="gr1" draw:text-style-name="P40" svg:width="0.481cm" svg:height="0.482cm" svg:x="0.693cm" svg:y="0.347cm"><text:p/></draw:rect></text:p>
                <text:p text:style-name="P36">Conforme requisição(ções) SIGA em anexo</text:p>
                <text:p text:style-name="P36"/>
                <text:p text:style-name="P36"><draw:rect text:anchor-type="paragraph" draw:z-index="5" draw:style-name="gr1" draw:text-style-name="P40" svg:width="0.481cm" svg:height="0.482cm" svg:x="0.693cm" svg:y="0.012cm"><text:p/></draw:rect>Conforme documento com descrição detalhada, em anexo*</text:p>
              </text:list-header>
            </text:list>
          </table:table-cell>
        </table:table-row>
        <table:table-row>
          <table:table-cell table:style-name="Tabela1.A2" office:value-type="string">
            <text:p text:style-name="P31">Justificativa da aquisição/serviço <text:span text:style-name="T4">(definir de forma evidente a necessidade e os benefícios de se adquirir/contratar o bem/serviço, de acordo com as finalidades e objetivos do Instituto)</text:span></text:p>
          </table:table-cell>
          <table:table-cell table:style-name="Tabela1.B2" office:value-type="string">
            <text:p text:style-name="P38">Trata-se de aquisição/contratação de ….................visando.....................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7">Obrigações da contratada pertinentes ao objeto adquirido/serviço contratado</text:p>
            </table:table-cell>
            <table:table-cell table:style-name="Tabela2.B1" office:value-type="string">
              <text:p text:style-name="P6">Há obrigações especificas que o prestador deste serviço deverá cumprir ? ( <text:s text:c="2"/>)Não ; ( <text:s text:c="2"/>)Sim</text:p>
              <text:p text:style-name="P30">Qual?</text:p>
              <text:p text:style-name="P6"/>
            </table:table-cell>
          </table:table-row>
        </table:table-header-rows>
        <table:table-row>
          <table:table-cell table:style-name="Tabela2.A2" office:value-type="string">
            <text:p text:style-name="P7">Prazo de entrega dos materiais/execução dos serviços</text:p>
          </table:table-cell>
          <table:table-cell table:style-name="Tabela2.B2" office:value-type="string">
            <text:p text:style-name="P5">Ate 30 (trinta) dias</text:p>
          </table:table-cell>
        </table:table-row>
        <table:table-row>
          <table:table-cell table:style-name="Tabela2.A1" office:value-type="string">
            <text:p text:style-name="P17"><text:span text:style-name="T2">Prazo de </text:span>Garantia</text:p>
          </table:table-cell>
          <table:table-cell table:style-name="Tabela2.B1" office:value-type="string">
            <text:p text:style-name="P5">90 (noventa) dias, no mínimo.</text:p>
          </table:table-cell>
        </table:table-row>
        <table:table-row>
          <table:table-cell table:style-name="Tabela2.A2" office:value-type="string">
            <text:p text:style-name="P7">Local de entrega/Local de execução dos serviços</text:p>
          </table:table-cell>
          <table:table-cell table:style-name="Tabela2.B2" office:value-type="string">
            <text:p text:style-name="P5">Para entrega de materiais: Serviço de Almoxarifado do IF Sudeste MG – Câmpus Barbacena. Rua Monsenhor José Augusto – <text:s/>204, Bairro São José - CEP: 36205-018 - Barbacena – MG.</text:p>
            <text:p text:style-name="P5">Para execução de serviço, definir todos os setores onde o serviço será realizado.</text:p>
          </table:table-cell>
        </table:table-row>
        <table:table-row>
          <table:table-cell table:style-name="Tabela2.A2" office:value-type="string">
            <text:p text:style-name="P7">Unidade Fiscalizadora </text:p>
          </table:table-cell>
          <table:table-cell table:style-name="Tabela2.B2" office:value-type="string">
            <text:p text:style-name="P5">Definir servidor responsável pela fiscalização do contrato, se houver</text:p>
          </table:table-cell>
        </table:table-row>
      </table:table>
      <text:p text:style-name="P11"/>
      <text:p text:style-name="P13">*Para os casos de pedido de material permanente ou serviço, apresentar a descrição detalhada no seguinte format<text:span text:style-name="T5">o: </text:span><text:span text:style-name="T6">(Esta tabela é somente um exemplo. Para a descrição desses itens, disponibilizaremos um modelo de planilha para facilitar o manuseio da mesma)</text:span>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26"><text:span text:style-name="T6">MATERIAL PERMANENT</text:span>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28">ITEM</text:p>
          </table:table-cell>
          <table:table-cell table:style-name="Tabela3.A2" office:value-type="string">
            <text:p text:style-name="P28">CATMAT</text:p>
          </table:table-cell>
          <table:table-cell table:style-name="Tabela3.A2" office:value-type="string">
            <text:p text:style-name="P28">DESCRIÇÃO</text:p>
          </table:table-cell>
          <table:table-cell table:style-name="Tabela3.A2" office:value-type="string">
            <text:p text:style-name="P28">QTD</text:p>
          </table:table-cell>
          <table:table-cell table:style-name="Tabela3.A2" office:value-type="string">
            <text:p text:style-name="P28">UNIDADE</text:p>
          </table:table-cell>
          <table:table-cell table:style-name="Tabela3.A2" office:value-type="string">
            <text:p text:style-name="P28">SOLICITANTE</text:p>
          </table:table-cell>
          <table:table-cell table:style-name="Tabela3.A2" office:value-type="string">
            <text:p text:style-name="P28">VALOR UNITÁRIO</text:p>
          </table:table-cell>
          <table:table-cell table:style-name="Tabela3.H2" office:value-type="string">
            <text:p text:style-name="P28">VALOR TOTAL</text:p>
          </table:table-cell>
        </table:table-row>
        <table:table-row table:style-name="Tabela3.3">
          <table:table-cell table:style-name="Tabela3.A3" office:value-type="string">
            <text:p text:style-name="P28">1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7">Aparelho de Fac-símile, com as seguintes características e recursos técnicos: impressão permanente das mensagens recebidas em papel comum: (carta, oficio e A-4); possibilidade de transmissão de gráficos com minucias de detalhes, sem imperfeiçoes nos contornos; telefone acoplado; alimentador automático de, no minimo, 10 paginas; bandeja para, no minimo, 50 folhas;memoria para discagem automática; memoria para recepção de fax na ausência de papel ou cartucho de impressão; cartucho de impressão de fácil de substituição e capacidade de impressão de aproximadamente 250 (duzentos e cinquenta) paginas; transmissão automática; expedição de relatório de transmissão; display de cristal liquido com mensagens em português, com data e hora; comutador de corrente elétrica (110 ou 220 volts) automático ou manual; funções de discagem e viva voz; manual de instrução em português; referencia Olivetti ou similar.</text:p>
          </table:table-cell>
          <table:table-cell table:style-name="Tabela3.A3" office:value-type="string">
            <text:p text:style-name="P26">10</text:p>
          </table:table-cell>
          <table:table-cell table:style-name="Tabela3.A3" office:value-type="string">
            <text:p text:style-name="P26">UNIDADE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6">R$ 950,00</text:p>
          </table:table-cell>
          <table:table-cell table:style-name="Tabela3.H3" office:value-type="string">
            <text:p text:style-name="P26">R$ 9.500,00</text:p>
          </table:table-cell>
        </table:table-row>
        <table:table-row table:style-name="Tabela3.4">
          <table:table-cell table:style-name="Tabela3.A3" office:value-type="string">
            <text:p text:style-name="P28">2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7">Carrinho de serviço para transporte de processo: cromado; com rodas de borrachas; com capacidade para 70 kg; tipo mochilete; referencia Trolley ou similar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.A3" office:value-type="string">
            <text:p text:style-name="P26">20</text:p>
          </table:table-cell>
          <table:table-cell table:style-name="Tabela3.A3" office:value-type="string">
            <text:p text:style-name="P26">UNIDADE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6">R$ 50,00</text:p>
          </table:table-cell>
          <table:table-cell table:style-name="Tabela3.H3" office:value-type="string">
            <text:p text:style-name="P26">R$ 1.000,00</text:p>
          </table:table-cell>
        </table:table-row>
        <table:table-row table:style-name="Tabela3.5">
          <table:table-cell table:style-name="Tabela3.H3" table:number-columns-spanned="8" office:value-type="string">
            <text:p text:style-name="P26"><text:span text:style-name="T6">MATERIAL PERMANENT</text:span>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6">
          <table:table-cell table:style-name="Tabela3.A3" office:value-type="string">
            <text:p text:style-name="P28">ITEM</text:p>
          </table:table-cell>
          <table:table-cell table:style-name="Tabela3.A3" office:value-type="string">
            <text:p text:style-name="P28">CATMAT</text:p>
          </table:table-cell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QTD</text:p>
          </table:table-cell>
          <table:table-cell table:style-name="Tabela3.A3" office:value-type="string">
            <text:p text:style-name="P28">UNIDADE</text:p>
          </table:table-cell>
          <table:table-cell table:style-name="Tabela3.A3" office:value-type="string">
            <text:p text:style-name="P28">SOLICITANTE</text:p>
          </table:table-cell>
          <table:table-cell table:style-name="Tabela3.A3" office:value-type="string">
            <text:p text:style-name="P28">VALOR UNITÁRIO</text:p>
          </table:table-cell>
          <table:table-cell table:style-name="Tabela3.H3" office:value-type="string">
            <text:p text:style-name="P28">VALOR TOTAL</text:p>
          </table:table-cell>
        </table:table-row>
        <table:table-row table:style-name="Tabela3.7">
          <table:table-cell table:style-name="Tabela3.A7" office:value-type="float" office:value="3">
            <text:p text:style-name="P28">3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7">Estabilizador/Transformador de tensão, com os seguintes requisitos obrigatórios: aceita tensão de entrada de 110 V e 220 V (bivolt); apresenta tensão de saída de, no minimo, 2.0 KVA; possui filtro de linha; oferece, pelo menos, três tomadas tripolares (fase, terra, neutro); atende a Norma Brasileira NBR 14373; apresenta proteção contra sub e sobretensão.</text:p>
          </table:table-cell>
          <table:table-cell table:style-name="Tabela3.A3" office:value-type="string">
            <text:p text:style-name="P26">20</text:p>
          </table:table-cell>
          <table:table-cell table:style-name="Tabela3.A3" office:value-type="string">
            <text:p text:style-name="P26">UNIDADE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6">R$ 245,00</text:p>
          </table:table-cell>
          <table:table-cell table:style-name="Tabela3.H3" office:value-type="string">
            <text:p text:style-name="P35">R$ 4.900,00</text:p>
          </table:table-cell>
        </table:table-row>
        <table:table-row table:style-name="Tabela3.4">
          <table:table-cell table:style-name="Tabela3.A3" office:value-type="string">
            <text:p text:style-name="P28">4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7">Refrigerador, tipo frigobar, com as seguintes características: capacidade para, no minimo, 120 litros; voltagem 220v; cor branca; manual em português.</text:p>
          </table:table-cell>
          <table:table-cell table:style-name="Tabela3.A3" office:value-type="string">
            <text:p text:style-name="P26">10</text:p>
          </table:table-cell>
          <table:table-cell table:style-name="Tabela3.A3" office:value-type="string">
            <text:p text:style-name="P26">UNIDADE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6">R$ 750,00</text:p>
          </table:table-cell>
          <table:table-cell table:style-name="Tabela3.H3" office:value-type="string">
            <text:p text:style-name="P26">R$ 7.500,00</text:p>
          </table:table-cell>
        </table:table-row>
        <table:table-row table:style-name="Tabela3.7">
          <table:table-cell table:style-name="Tabela3.A7" office:value-type="float" office:value="5">
            <text:p text:style-name="P28">5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7">Aparelho de televisão em cores, com as seguintes características: 20 polegadas; alta resolução; 2 entradas A/V; som estéreo/SP; seleção automática de canais; alimentação em 220 volts ou bivolt; controle remoto; função bloquear canais; sintonia automática de canais em VHF, UHF e TV a cabo; sistema de recepção trinormal (Pal-M/ Pal-N/ NTSC); acompanha manual em português.</text:p>
          </table:table-cell>
          <table:table-cell table:style-name="Tabela3.A3" office:value-type="string">
            <text:p text:style-name="P26">10</text:p>
          </table:table-cell>
          <table:table-cell table:style-name="Tabela3.A3" office:value-type="string">
            <text:p text:style-name="P26">UNIDADE</text:p>
          </table:table-cell>
          <table:table-cell table:style-name="Tabela3.A3" office:value-type="string">
            <text:p text:style-name="P26"/>
          </table:table-cell>
          <table:table-cell table:style-name="Tabela3.A3" office:value-type="string">
            <text:p text:style-name="P26">R$ 600,00</text:p>
          </table:table-cell>
          <table:table-cell table:style-name="Tabela3.H3" office:value-type="string">
            <text:p text:style-name="P26">R$ 6.000,00</text:p>
          </table:table-cell>
        </table:table-row>
        <table:table-row table:style-name="Tabela3.10">
          <table:table-cell table:style-name="Tabela3.A10" table:number-columns-spanned="7" office:value-type="string">
            <text:p text:style-name="P26"><text:span text:style-name="T6">TOTA</text:span>L(obtido através da média do valor unitá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H10" office:value-type="string">
            <text:p text:style-name="P29">R$ 28.900,00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6" office:value-type="string">
            <text:p text:style-name="P25"><text:span text:style-name="T6">Contratação de empresa do ramo para a prestação de serviços necessários para o conserto de doze máquinas fotocopiadoras marca Xerox, incluindo o fornecimento de peças necessárias ao conserto e ao pleno funcionament</text:span>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table:number-columns-spanned="6" office:value-type="string">
            <text:h text:style-name="P39" text:outline-level="3">DESCRIÇÃO TÉCNICA MINUCIOSA DO SERVIÇO/MATERIA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3">
          <table:table-cell table:style-name="Tabela5.A3" office:value-type="string">
            <text:p text:style-name="P24">ITEM</text:p>
          </table:table-cell>
          <table:table-cell table:style-name="Tabela5.A3" office:value-type="string">
            <text:p text:style-name="P24">DESCRIÇÃO</text:p>
          </table:table-cell>
          <table:table-cell table:style-name="Tabela5.A3" office:value-type="string">
            <text:p text:style-name="P24">QTD</text:p>
          </table:table-cell>
          <table:table-cell table:style-name="Tabela5.A3" office:value-type="string">
            <text:p text:style-name="P24">UNIDADE</text:p>
          </table:table-cell>
          <table:table-cell table:style-name="Tabela5.A3" office:value-type="string">
            <text:p text:style-name="P24">VALOR UNITÁRIO</text:p>
          </table:table-cell>
          <table:table-cell table:style-name="Tabela5.A2" office:value-type="string">
            <text:p text:style-name="P24">VALOR TOTAL</text:p>
          </table:table-cell>
        </table:table-row>
        <table:table-row table:style-name="Tabela5.2">
          <table:table-cell table:style-name="Tabela5.A4" office:value-type="string">
            <text:p text:style-name="P24">1</text:p>
          </table:table-cell>
          <table:table-cell table:style-name="Tabela5.A4" office:value-type="string">
            <text:p text:style-name="P23">Conserto de todos os defeitos apresentados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950,00</text:p>
          </table:table-cell>
          <table:table-cell table:style-name="Tabela5.F4" office:value-type="string">
            <text:p text:style-name="P25">R$ 950,00</text:p>
          </table:table-cell>
        </table:table-row>
        <table:table-row table:style-name="Tabela5.2">
          <table:table-cell table:style-name="Tabela5.A4" office:value-type="string">
            <text:p text:style-name="P24">2</text:p>
          </table:table-cell>
          <table:table-cell table:style-name="Tabela5.A4" office:value-type="string">
            <text:p text:style-name="P23">Troca de todas as peças com defeito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50,00</text:p>
          </table:table-cell>
          <table:table-cell table:style-name="Tabela5.F4" office:value-type="string">
            <text:p text:style-name="P25">R$ 50,00</text:p>
          </table:table-cell>
        </table:table-row>
        <table:table-row table:style-name="Tabela5.2">
          <table:table-cell table:style-name="Tabela5.A4" office:value-type="string">
            <text:p text:style-name="P24">3</text:p>
          </table:table-cell>
          <table:table-cell table:style-name="Tabela5.A4" office:value-type="string">
            <text:p text:style-name="P23">Limpeza geral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245,00</text:p>
          </table:table-cell>
          <table:table-cell table:style-name="Tabela5.F4" office:value-type="string">
            <text:p text:style-name="P25">R$ 245,00</text:p>
          </table:table-cell>
        </table:table-row>
        <table:table-row table:style-name="Tabela5.2">
          <table:table-cell table:style-name="Tabela5.A4" office:value-type="string">
            <text:p text:style-name="P24">4</text:p>
          </table:table-cell>
          <table:table-cell table:style-name="Tabela5.A4" office:value-type="string">
            <text:p text:style-name="P23">Lubrificação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750,00</text:p>
          </table:table-cell>
          <table:table-cell table:style-name="Tabela5.F4" office:value-type="string">
            <text:p text:style-name="P25">R$ 750,00</text:p>
          </table:table-cell>
        </table:table-row>
        <table:table-row table:style-name="Tabela5.2">
          <table:table-cell table:style-name="Tabela5.A2" table:number-columns-spanned="6" office:value-type="string">
            <text:p text:style-name="P25"><text:span text:style-name="T6">MATERIAIS E EQUIPAMENTOS A INCORPORAR AO SERVIÇ</text:span>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4" office:value-type="string">
            <text:p text:style-name="P24">1</text:p>
          </table:table-cell>
          <table:table-cell table:style-name="Tabela5.A4" office:value-type="string">
            <text:p text:style-name="P23">Peça 1 xxxxxx</text:p>
          </table:table-cell>
          <table:table-cell table:style-name="Tabela5.A4" office:value-type="string">
            <text:p text:style-name="P25">2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70,00</text:p>
          </table:table-cell>
          <table:table-cell table:style-name="Tabela5.F4" office:value-type="string">
            <text:p text:style-name="P25">R$ 140,00</text:p>
          </table:table-cell>
        </table:table-row>
        <table:table-row table:style-name="Tabela5.2">
          <table:table-cell table:style-name="Tabela5.A4" office:value-type="string">
            <text:p text:style-name="P24">2</text:p>
          </table:table-cell>
          <table:table-cell table:style-name="Tabela5.A4" office:value-type="string">
            <text:p text:style-name="P23">Peça 2 yyyy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25,00</text:p>
          </table:table-cell>
          <table:table-cell table:style-name="Tabela5.F4" office:value-type="string">
            <text:p text:style-name="P25">R$ 25,00</text:p>
          </table:table-cell>
        </table:table-row>
        <table:table-row table:style-name="Tabela5.2">
          <table:table-cell table:style-name="Tabela5.A4" office:value-type="string">
            <text:p text:style-name="P24">3</text:p>
          </table:table-cell>
          <table:table-cell table:style-name="Tabela5.A4" office:value-type="string">
            <text:p text:style-name="P23">Peça 3 wwww</text:p>
          </table:table-cell>
          <table:table-cell table:style-name="Tabela5.A4" office:value-type="string">
            <text:p text:style-name="P25">1</text:p>
          </table:table-cell>
          <table:table-cell table:style-name="Tabela5.A4" office:value-type="string">
            <text:p text:style-name="P25">UN.</text:p>
          </table:table-cell>
          <table:table-cell table:style-name="Tabela5.A4" office:value-type="string">
            <text:p text:style-name="P25">R$ 15,00</text:p>
          </table:table-cell>
          <table:table-cell table:style-name="Tabela5.F4" office:value-type="string">
            <text:p text:style-name="P25">R$ 15,00</text:p>
          </table:table-cell>
        </table:table-row>
        <table:table-row table:style-name="Tabela5.12">
          <table:table-cell table:style-name="Tabela5.A12" table:number-columns-spanned="5" office:value-type="string">
            <text:p text:style-name="P25"><text:span text:style-name="T6">VALOR TOTAL DA MÃO DE OBRA + MATERIAIS/EQUIPAMENTO</text:span>S <text:span text:style-name="T7">(obtido através da média do valor unitário)</text:span></text:p>
          </table:table-cell>
          <table:covered-table-cell/>
          <table:covered-table-cell/>
          <table:covered-table-cell/>
          <table:covered-table-cell/>
          <table:table-cell table:style-name="Tabela5.F12" office:value-type="string">
            <text:p text:style-name="P24">R$ 2.175,00</text:p>
          </table:table-cell>
        </table:table-row>
      </table:table>
      <text:p text:style-name="P12"/>
      <text:p text:style-name="P11"/>
      <text:p text:style-name="P11"><text:s/>Barbacena, <text:s text:c="5"/>de <text:s text:c="24"/>de 2013.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2"/>
          </table:table-cell>
          <table:table-cell table:style-name="Tabela4.A1" office:value-type="string">
            <text:p text:style-name="P21"><text:s/>Por estar de acordo com a justificativa apresentada, aprovo o presente Projeto Básico e autorizo a realização da licitação :</text:p>
            <text:p text:style-name="P22"><text:s text:c="2"/>(art. 7º, § 2º da Lei 8.666/93)</text:p>
          </table:table-cell>
        </table:table-row>
        <table:table-row>
          <table:table-cell table:style-name="Tabela4.A2" office:value-type="string">
            <text:p text:style-name="P16">________________________________________</text:p>
          </table:table-cell>
          <table:table-cell table:style-name="Tabela4.A1" office:value-type="string">
            <text:p text:style-name="P14"/>
            <text:p text:style-name="P16">________________________________________</text:p>
          </table:table-cell>
        </table:table-row>
        <table:table-row>
          <table:table-cell table:style-name="Tabela4.A1" office:value-type="string">
            <text:p text:style-name="P19">Servidor responsável pela elaboração</text:p>
          </table:table-cell>
          <table:table-cell table:style-name="Tabela4.A1" office:value-type="string">
            <text:p text:style-name="P15">José Alexandrino Filho</text:p>
          </table:table-cell>
        </table:table-row>
        <table:table-row>
          <table:table-cell table:style-name="Tabela4.A1" office:value-type="string">
            <text:p text:style-name="P20">Carimbo/ SIAPE XXXXXXX </text:p>
          </table:table-cell>
          <table:table-cell table:style-name="Tabela4.A1" office:value-type="string">
            <text:p text:style-name="P18">Carimbo/ SIAPE xxxxxxxx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,Bold" svg:font-family="'Calibri,Bold'"/>
    <style:font-face style:name="Mangal1" svg:font-family="Mangal"/>
    <style:font-face style:name="MyriadPro-Regular1" svg:font-family="MyriadPro-Regular"/>
    <style:font-face style:name="Arial2" svg:font-family="Arial" style:font-family-generic="swiss"/>
    <style:font-face style:name="Calibri1" svg:font-family="Calibri" style:font-family-generic="swiss"/>
    <style:font-face style:name="FuturaBT-BoldItalic" svg:font-family="FuturaBT-BoldItalic" style:font-family-generic="swiss"/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transparent" fo:keep-with-next="always">
        <style:tab-stops>
          <style:tab-stop style:position="0cm"/>
          <style:tab-stop style:position="5.08cm"/>
        </style:tab-stops>
        <style:background-image/>
      </style:paragraph-properties>
      <style:text-properties style:font-name="Times New Roman" fo:font-size="12pt" fo:font-weight="bold" style:font-size-asian="12pt" style:font-weight-asian="bold" style:font-name-complex="Arial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margin-top="0cm" fo:margin-bottom="0.353cm"/>
      <style:text-properties fo:language="zxx" fo:country="none" style:language-asian="zxx" style:country-asian="none"/>
    </style:style>
    <style:style style:name="MP3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MP4" style:family="paragraph" style:parent-style-name="Header">
      <style:paragraph-properties fo:text-align="center" style:justify-single-word="false" style:text-autospace="none"/>
      <style:text-properties fo:color="#000000" style:font-name="Arial" fo:font-size="8pt" fo:font-style="normal" fo:font-weight="normal" style:font-name-asian="FuturaBT-BoldItalic" style:font-size-asian="8pt" style:font-style-asian="normal" style:font-weight-asian="normal" style:font-name-complex="Arial" style:font-size-complex="8pt" style:font-style-complex="normal" style:font-weight-complex="normal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-1.185cm" svg:y="-0.496cm" svg:width="4.456cm" svg:height="1.64cm" draw:z-index="3"><draw:image xlink:href="Pictures/200000080000794100003194C4CBC1EC.wmf" xlink:type="simple" xlink:show="embed" xlink:actuate="onLoad"/></draw:frame><draw:frame draw:style-name="Mfr2" draw:name="Quadro1" text:anchor-type="char" svg:x="-4.54cm" svg:y="-1.145cm" svg:width="4.307cm" svg:height="2.533cm" draw:z-index="1"><draw:text-box><text:p text:style-name="MP2"/></draw:text-box></draw:frame>MINISTÉRIO DA EDUCAÇÃO</text:p>
        <text:p text:style-name="MP3"><text:span text:style-name="MT1"><text:s text:c="2"/></text:span>INSTITUTO FEDERAL DE EDUCAÇÃO, CIÊNCIA E TECNOLOGIA DO SUDESTE DE MINAS GERAIS </text:p>
        <text:p text:style-name="MP4">CÂMPUS BARBACE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07:34:22.62</meta:creation-date>
    <dc:date>2013-09-04T13:53:05.67</dc:date>
    <meta:editing-duration>PT5H6M50S</meta:editing-duration>
    <meta:editing-cycles>43</meta:editing-cycles>
    <meta:generator>OpenOffice/4.0.0$Win32 OpenOffice.org_project/400m3$Build-9702</meta:generator>
    <meta:print-date>2012-11-26T08:20:42.31</meta:print-date>
    <dc:creator>IF Sudeste MG </dc:creator>
    <meta:document-statistic meta:table-count="5" meta:image-count="1" meta:object-count="0" meta:page-count="2" meta:paragraph-count="136" meta:word-count="783" meta:character-count="5205"/>
  </office:meta>
</office:document-meta>
</file>